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782899975776672" calcext:value-type="float">
            <text:p>0.782899975776672</text:p>
          </table:table-cell>
          <table:table-cell table:formula="of:=AVERAGE([.E3:.I3])" office:value-type="float" office:value="0.782899975776672" calcext:value-type="float">
            <text:p>0.782899975776672</text:p>
          </table:table-cell>
          <table:table-cell/>
          <table:table-cell office:value-type="string" calcext:value-type="string">
            <text:p>Client 6 </text:p>
          </table:table-cell>
          <table:table-cell office:value-type="string" calcext:value-type="string">
            <text:p>dead at 1062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.823400020599365" calcext:value-type="float">
            <text:p>0.823400020599365</text:p>
          </table:table-cell>
          <table:table-cell table:formula="of:=AVERAGE([.E4:.I4])" office:value-type="float" office:value="0.823400020599365" calcext:value-type="float">
            <text:p>0.823400020599365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48900020122528" calcext:value-type="float">
            <text:p>0.848900020122528</text:p>
          </table:table-cell>
          <table:table-cell table:number-columns-repeated="2"/>
          <table:table-cell office:value-type="float" office:value="0.848900020122528" calcext:value-type="float">
            <text:p>0.848900020122528</text:p>
          </table:table-cell>
          <table:table-cell table:formula="of:=AVERAGE([.E5:.I5])" office:value-type="float" office:value="0.848900020122528" calcext:value-type="float">
            <text:p>0.84890002012252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E6:.I6])" office:value-type="float" office:value="0.873300015926361" calcext:value-type="float">
            <text:p>0.873300015926361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80200028419495" calcext:value-type="float">
            <text:p>0.880200028419495</text:p>
          </table:table-cell>
          <table:table-cell table:number-columns-repeated="2"/>
          <table:table-cell table:formula="of:=AVERAGE([.E7:.I7])" office:value-type="float" office:value="0.880200028419495" calcext:value-type="float">
            <text:p>0.880200028419495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884599983692169" calcext:value-type="float">
            <text:p>0.884599983692169</text:p>
          </table:table-cell>
          <table:table-cell/>
          <table:table-cell table:number-columns-repeated="2" office:value-type="float" office:value="0.884599983692169" calcext:value-type="float">
            <text:p>0.884599983692169</text:p>
          </table:table-cell>
          <table:table-cell table:formula="of:=AVERAGE([.E8:.I8])" office:value-type="float" office:value="0.884599983692169" calcext:value-type="float">
            <text:p>0.884599983692169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normal operation</text:p>
          </table:table-cell>
          <table:table-cell office:value-type="string" calcext:value-type="string">
            <text:p>faulty client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float" office:value="0.885699987411499" calcext:value-type="float">
            <text:p>0.885699987411499</text:p>
          </table:table-cell>
          <table:table-cell table:number-columns-repeated="2"/>
          <table:table-cell table:formula="of:=AVERAGE([.E9:.I9])" office:value-type="float" office:value="0.885699987411499" calcext:value-type="float">
            <text:p>0.885699987411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office:value-type="float" office:value="0.782899975776672" calcext:value-type="float">
            <text:p>0.782899975776672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table:formula="of:=AVERAGE([.E10:.I10])" office:value-type="float" office:value="0.891600012779236" calcext:value-type="float">
            <text:p>0.8916000127792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office:value-type="float" office:value="0.823400020599365" calcext:value-type="float">
            <text:p>0.823400020599365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2999997138977" calcext:value-type="float">
            <text:p>0.902999997138977</text:p>
          </table:table-cell>
          <table:table-cell/>
          <table:table-cell office:value-type="float" office:value="0.902999997138977" calcext:value-type="float">
            <text:p>0.902999997138977</text:p>
          </table:table-cell>
          <table:table-cell table:formula="of:=AVERAGE([.E11:.I11])" office:value-type="float" office:value="0.902999997138977" calcext:value-type="float">
            <text:p>0.9029999971389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848900020122528" calcext:value-type="float">
            <text:p>0.848900020122528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table:number-columns-repeated="2" office:value-type="float" office:value="0.904799997806549" calcext:value-type="float">
            <text:p>0.904799997806549</text:p>
          </table:table-cell>
          <table:table-cell table:formula="of:=AVERAGE([.E12:.I12])" office:value-type="float" office:value="0.904799997806549" calcext:value-type="float">
            <text:p>0.9047999978065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 office:value-type="float" office:value="0.873300015926361" calcext:value-type="float">
            <text:p>0.873300015926361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09300029277802" calcext:value-type="float">
            <text:p>0.909300029277802</text:p>
          </table:table-cell>
          <table:table-cell table:number-columns-repeated="2"/>
          <table:table-cell table:formula="of:=AVERAGE([.E13:.I13])" office:value-type="float" office:value="0.909300029277802" calcext:value-type="float">
            <text:p>0.9093000292778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600016117096" calcext:value-type="float">
            <text:p>0.900600016117096</text:p>
          </table:table-cell>
          <table:table-cell office:value-type="float" office:value="0.880200028419495" calcext:value-type="float">
            <text:p>0.880200028419495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530002117157" calcext:value-type="float">
            <text:p>0.90530002117157</text:p>
          </table:table-cell>
          <table:table-cell/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table:formula="of:=AVERAGE([.E14:.I14])" office:value-type="float" office:value="0.90530002117157" calcext:value-type="float">
            <text:p>0.9053000211715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 office:value-type="float" office:value="0.884599983692169" calcext:value-type="float">
            <text:p>0.884599983692169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 table:formula="of:=AVERAGE([.E15:.I15])" office:value-type="float" office:value="0.909799993038178" calcext:value-type="float">
            <text:p>0.9097999930381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 office:value-type="float" office:value="0.885699987411499" calcext:value-type="float">
            <text:p>0.885699987411499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float" office:value="0.909099996089935" calcext:value-type="float">
            <text:p>0.909099996089935</text:p>
          </table:table-cell>
          <table:table-cell table:number-columns-repeated="2"/>
          <table:table-cell table:formula="of:=AVERAGE([.E16:.I16])" office:value-type="float" office:value="0.909099996089935" calcext:value-type="float">
            <text:p>0.9090999960899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1199986934662" calcext:value-type="float">
            <text:p>0.911199986934662</text:p>
          </table:table-cell>
          <table:table-cell office:value-type="float" office:value="0.891600012779236" calcext:value-type="float">
            <text:p>0.891600012779236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E17:.I17])" office:value-type="float" office:value="0.912800014019012" calcext:value-type="float">
            <text:p>0.9128000140190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02999997138977" calcext:value-type="float">
            <text:p>0.902999997138977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 table:formula="of:=AVERAGE([.E18:.I18])" office:value-type="float" office:value="0.916400015354157" calcext:value-type="float">
            <text:p>0.9164000153541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04799997806549" calcext:value-type="float">
            <text:p>0.904799997806549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E19:.I19])" office:value-type="float" office:value="0.91619998216629" calcext:value-type="float">
            <text:p>0.9161999821662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09300029277802" calcext:value-type="float">
            <text:p>0.90930002927780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3699984550476" calcext:value-type="float">
            <text:p>0.913699984550476</text:p>
          </table:table-cell>
          <table:table-cell/>
          <table:table-cell table:number-columns-repeated="2" office:value-type="float" office:value="0.913699984550476" calcext:value-type="float">
            <text:p>0.913699984550476</text:p>
          </table:table-cell>
          <table:table-cell/>
          <table:table-cell table:formula="of:=AVERAGE([.E20:.I20])" office:value-type="float" office:value="0.913699984550476" calcext:value-type="float">
            <text:p>0.9136999845504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0530002117157" calcext:value-type="float">
            <text:p>0.90530002117157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 table:formula="of:=AVERAGE([.E21:.I21])" office:value-type="float" office:value="0.920700013637543" calcext:value-type="float">
            <text:p>0.9207000136375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8900012969971" calcext:value-type="float">
            <text:p>0.918900012969971</text:p>
          </table:table-cell>
          <table:table-cell office:value-type="float" office:value="0.909799993038178" calcext:value-type="float">
            <text:p>0.909799993038178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0829998254776" calcext:value-type="float">
            <text:p>0.90829998254776</text:p>
          </table:table-cell>
          <table:table-cell table:formula="of:=AVERAGE([.E22:.I22])" office:value-type="float" office:value="0.90829998254776" calcext:value-type="float">
            <text:p>0.908299982547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09099996089935" calcext:value-type="float">
            <text:p>0.909099996089935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2800014019012" calcext:value-type="float">
            <text:p>0.912800014019012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0.923799991607666" calcext:value-type="float">
            <text:p>0.923799991607666</text:p>
          </table:table-cell>
          <table:table-cell office:value-type="float" office:value="0.916400015354157" calcext:value-type="float">
            <text:p>0.91640001535415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0.92330002784729" calcext:value-type="float">
            <text:p>0.92330002784729</text:p>
          </table:table-cell>
          <table:table-cell office:value-type="float" office:value="0.91619998216629" calcext:value-type="float">
            <text:p>0.91619998216629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0.924300014972687" calcext:value-type="float">
            <text:p>0.924300014972687</text:p>
          </table:table-cell>
          <table:table-cell office:value-type="float" office:value="0.913699984550476" calcext:value-type="float">
            <text:p>0.913699984550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/>
          <table:table-cell table:number-columns-repeated="2" office:value-type="float" office:value="0.837999999523163" calcext:value-type="float">
            <text:p>0.837999999523163</text:p>
          </table:table-cell>
          <table:table-cell/>
          <table:table-cell table:formula="of:=AVERAGE([.E28:.I28])" office:value-type="float" office:value="0.837999999523163" calcext:value-type="float">
            <text:p>0.8379999995231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4099981784821" calcext:value-type="float">
            <text:p>0.924099981784821</text:p>
          </table:table-cell>
          <table:table-cell office:value-type="float" office:value="0.90829998254776" calcext:value-type="float">
            <text:p>0.90829998254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table:formula="of:=AVERAGE([.E29:.I29])" office:value-type="float" office:value="0.86379998922348" calcext:value-type="float">
            <text:p>0.8637999892234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/>
          <table:table-cell table:number-columns-repeated="2" office:value-type="float" office:value="0.888700008392334" calcext:value-type="float">
            <text:p>0.888700008392334</text:p>
          </table:table-cell>
          <table:table-cell/>
          <table:table-cell table:formula="of:=AVERAGE([.E30:.I30])" office:value-type="float" office:value="0.888700008392334" calcext:value-type="float">
            <text:p>0.8887000083923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893999993801117" calcext:value-type="float">
            <text:p>0.893999993801117</text:p>
          </table:table-cell>
          <table:table-cell/>
          <table:table-cell office:value-type="float" office:value="0.893999993801117" calcext:value-type="float">
            <text:p>0.893999993801117</text:p>
          </table:table-cell>
          <table:table-cell/>
          <table:table-cell table:formula="of:=AVERAGE([.E31:.I31])" office:value-type="float" office:value="0.893999993801117" calcext:value-type="float">
            <text:p>0.8939999938011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table:number-columns-repeated="2"/>
          <table:table-cell table:number-columns-repeated="2" office:value-type="float" office:value="0.90039998292923" calcext:value-type="float">
            <text:p>0.90039998292923</text:p>
          </table:table-cell>
          <table:table-cell table:formula="of:=AVERAGE([.E32:.I32])" office:value-type="float" office:value="0.90039998292923" calcext:value-type="float">
            <text:p>0.90039998292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E33:.I33])" office:value-type="float" office:value="0.904900014400482" calcext:value-type="float">
            <text:p>0.90490001440048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 table:formula="of:=AVERAGE([.E34:.I34])" office:value-type="float" office:value="0.904900014400482" calcext:value-type="float">
            <text:p>0.9049000144004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7]*[.B28]*[.B29]*[.B32]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.911400020122528" calcext:value-type="float">
            <text:p>0.911400020122528</text:p>
          </table:table-cell>
          <table:table-cell table:number-columns-repeated="2"/>
          <table:table-cell table:formula="of:=AVERAGE([.E35:.I35])" office:value-type="float" office:value="0.911400020122528" calcext:value-type="float">
            <text:p>0.9114000201225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formula="of:=AVERAGE([.E36:.I36])" office:value-type="float" office:value="0.91729998588562" calcext:value-type="float">
            <text:p>0.917299985885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6]/[.B35]"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14600014686585" calcext:value-type="float">
            <text:p>0.914600014686585</text:p>
          </table:table-cell>
          <table:table-cell/>
          <table:table-cell table:formula="of:=AVERAGE([.E37:.I37])" office:value-type="float" office:value="0.914600014686585" calcext:value-type="float">
            <text:p>0.9146000146865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1]/[.B37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19700026512146" calcext:value-type="float">
            <text:p>0.919700026512146</text:p>
          </table:table-cell>
          <table:table-cell table:number-columns-repeated="2"/>
          <table:table-cell table:formula="of:=AVERAGE([.E38:.I38])" office:value-type="float" office:value="0.919700026512146" calcext:value-type="float">
            <text:p>0.919700026512146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921999990940094" calcext:value-type="float">
            <text:p>0.921999990940094</text:p>
          </table:table-cell>
          <table:table-cell table:number-columns-repeated="2"/>
          <table:table-cell office:value-type="float" office:value="0.921999990940094" calcext:value-type="float">
            <text:p>0.921999990940094</text:p>
          </table:table-cell>
          <table:table-cell table:formula="of:=AVERAGE([.E39:.I39])" office:value-type="float" office:value="0.921999990940094" calcext:value-type="float">
            <text:p>0.92199999094009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.923600018024445" calcext:value-type="float">
            <text:p>0.923600018024445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formula="of:=AVERAGE([.E40:.I40])" office:value-type="float" office:value="0.923600018024445" calcext:value-type="float">
            <text:p>0.92360001802444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E41:.I41])" office:value-type="float" office:value="0.920499980449677" calcext:value-type="float">
            <text:p>0.92049998044967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E42:.I42])" office:value-type="float" office:value="0.920300006866455" calcext:value-type="float">
            <text:p>0.920300006866455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E43:.I43])" office:value-type="float" office:value="0.920400023460388" calcext:value-type="float">
            <text:p>0.920400023460388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22299981117249" calcext:value-type="float">
            <text:p>0.922299981117249</text:p>
          </table:table-cell>
          <table:table-cell table:formula="of:=AVERAGE([.E44:.I44])" office:value-type="float" office:value="0.922299981117249" calcext:value-type="float">
            <text:p>0.92229998111724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table:number-columns-repeated="2"/>
          <table:table-cell table:number-columns-repeated="2" office:value-type="float" office:value="0.925100028514862" calcext:value-type="float">
            <text:p>0.925100028514862</text:p>
          </table:table-cell>
          <table:table-cell table:formula="of:=AVERAGE([.E45:.I45])" office:value-type="float" office:value="0.925100028514862" calcext:value-type="float">
            <text:p>0.925100028514862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5400018692017" calcext:value-type="float">
            <text:p>0.925400018692017</text:p>
          </table:table-cell>
          <table:table-cell/>
          <table:table-cell table:formula="of:=AVERAGE([.E46:.I46])" office:value-type="float" office:value="0.925400018692017" calcext:value-type="float">
            <text:p>0.925400018692017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27900016307831" calcext:value-type="float">
            <text:p>0.927900016307831</text:p>
          </table:table-cell>
          <table:table-cell table:formula="of:=AVERAGE([.E47:.I47])" office:value-type="float" office:value="0.927900016307831" calcext:value-type="float">
            <text:p>0.92790001630783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53:.I53])" office:value-type="float" office:value="0.841300010681152" calcext:value-type="float">
            <text:p>0.841300010681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54:.I54])" office:value-type="float" office:value="0.868799984455109" calcext:value-type="float">
            <text:p>0.86879998445510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55:.I55])" office:value-type="float" office:value="0.883000016212463" calcext:value-type="float">
            <text:p>0.883000016212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56:.I56])" office:value-type="float" office:value="0.895699977874756" calcext:value-type="float">
            <text:p>0.8956999778747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57:.I57])" office:value-type="float" office:value="0.900600016117096" calcext:value-type="float">
            <text:p>0.900600016117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58:.I58])" office:value-type="float" office:value="0.896899998188019" calcext:value-type="float">
            <text:p>0.8968999981880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59:.I59])" office:value-type="float" office:value="0.898899972438812" calcext:value-type="float">
            <text:p>0.89889997243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52]*[.B53]*[.B54]*[.B57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60:.I60])" office:value-type="float" office:value="0.911199986934662" calcext:value-type="float">
            <text:p>0.9111999869346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61:.I61])" office:value-type="float" office:value="0.908399999141693" calcext:value-type="float">
            <text:p>0.908399999141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61]/[.B60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62:.I62])" office:value-type="float" office:value="0.916599988937378" calcext:value-type="float">
            <text:p>0.9165999889373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6]/[.B6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63:.I63])" office:value-type="float" office:value="0.917999982833862" calcext:value-type="float">
            <text:p>0.91799998283386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64:.I64])" office:value-type="float" office:value="0.915300011634827" calcext:value-type="float">
            <text:p>0.91530001163482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65:.I65])" office:value-type="float" office:value="0.918900012969971" calcext:value-type="float">
            <text:p>0.9189000129699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66:.I66])" office:value-type="float" office:value="0.921199977397919" calcext:value-type="float">
            <text:p>0.92119997739791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67:.I67])" office:value-type="float" office:value="0.921999990940094" calcext:value-type="float">
            <text:p>0.92199999094009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68:.I68])" office:value-type="float" office:value="0.923799991607666" calcext:value-type="float">
            <text:p>0.92379999160766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69:.I69])" office:value-type="float" office:value="0.92330002784729" calcext:value-type="float">
            <text:p>0.9233000278472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70:.I70])" office:value-type="float" office:value="0.924300014972687" calcext:value-type="float">
            <text:p>0.9243000149726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71:.I71])" office:value-type="float" office:value="0.922699987888336" calcext:value-type="float">
            <text:p>0.92269998788833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72:.I72])" office:value-type="float" office:value="0.924099981784821" calcext:value-type="float">
            <text:p>0.924099981784821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table:style-name="Default"/>
          <table:table-cell office:value-type="string" calcext:value-type="string">
            <text:p>session</text:p>
          </table:table-cell>
          <table:table-cell office:value-type="string" calcext:value-type="string">
            <text:p>set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local training</text:p>
          </table:table-cell>
          <table:table-cell table:number-columns-repeated="1016"/>
        </table:table-row>
        <table:table-row table:style-name="ro1">
          <table:table-cell office:value-type="float" office:value="0.874599993228912" calcext:value-type="float">
            <text:p>0.874599993228912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841300010681152" calcext:value-type="float">
            <text:p>0.841300010681152</text:p>
          </table:table-cell>
          <table:table-cell office:value-type="float" office:value="0.874599993228912" calcext:value-type="float">
            <text:p>0.874599993228912</text:p>
          </table:table-cell>
          <table:table-cell table:number-columns-repeated="1016"/>
        </table:table-row>
        <table:table-row table:style-name="ro1">
          <table:table-cell office:value-type="float" office:value="0.901000022888184" calcext:value-type="float">
            <text:p>0.901000022888184</text:p>
          </table:table-cell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 office:value-type="float" office:value="0.868799984455109" calcext:value-type="float">
            <text:p>0.868799984455109</text:p>
          </table:table-cell>
          <table:table-cell office:value-type="float" office:value="0.901000022888184" calcext:value-type="float">
            <text:p>0.901000022888184</text:p>
          </table:table-cell>
          <table:table-cell table:number-columns-repeated="1016"/>
        </table:table-row>
        <table:table-row table:style-name="ro1">
          <table:table-cell office:value-type="float" office:value="0.903299987316132" calcext:value-type="float">
            <text:p>0.90329998731613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903299987316132" calcext:value-type="float">
            <text:p>0.903299987316132</text:p>
          </table:table-cell>
          <table:table-cell table:number-columns-repeated="1016"/>
        </table:table-row>
        <table:table-row table:style-name="ro1">
          <table:table-cell office:value-type="float" office:value="0.89139997959137" calcext:value-type="float">
            <text:p>0.89139997959137</text:p>
          </table:table-cell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0.893999993801117" calcext:value-type="float">
            <text:p>0.893999993801117</text:p>
          </table:table-cell>
          <table:table-cell office:value-type="float" office:value="0.895699977874756" calcext:value-type="float">
            <text:p>0.895699977874756</text:p>
          </table:table-cell>
          <table:table-cell office:value-type="float" office:value="0.89139997959137" calcext:value-type="float">
            <text:p>0.89139997959137</text:p>
          </table:table-cell>
          <table:table-cell table:number-columns-repeated="1016"/>
        </table:table-row>
        <table:table-row table:style-name="ro1">
          <table:table-cell office:value-type="float" office:value="0.914499998092651" calcext:value-type="float">
            <text:p>0.914499998092651</text:p>
          </table:table-cell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office:value-type="float" office:value="0.900600016117096" calcext:value-type="float">
            <text:p>0.900600016117096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1016"/>
        </table:table-row>
        <table:table-row table:style-name="ro1"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6899998188019" calcext:value-type="float">
            <text:p>0.896899998188019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8899972438812" calcext:value-type="float">
            <text:p>0.898899972438812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16"/>
        </table:table-row>
        <table:table-row table:style-name="ro1"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199986934662" calcext:value-type="float">
            <text:p>0.911199986934662</text:p>
          </table:table-cell>
          <table:table-cell office:value-type="float" office:value="0.920000016689301" calcext:value-type="float">
            <text:p>0.920000016689301</text:p>
          </table:table-cell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16"/>
        </table:table-row>
        <table:table-row table:style-name="ro1">
          <table:table-cell office:value-type="float" office:value="0.91509997844696" calcext:value-type="float">
            <text:p>0.91509997844696</text:p>
          </table:table-cell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509997844696" calcext:value-type="float">
            <text:p>0.91509997844696</text:p>
          </table:table-cell>
          <table:table-cell table:number-columns-repeated="1016"/>
        </table:table-row>
        <table:table-row table:style-name="ro1">
          <table:table-cell office:value-type="float" office:value="0.913500010967255" calcext:value-type="float">
            <text:p>0.913500010967255</text:p>
          </table:table-cell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500010967255" calcext:value-type="float">
            <text:p>0.913500010967255</text:p>
          </table:table-cell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16"/>
        </table:table-row>
        <table:table-row table:style-name="ro1"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 office:value-type="float" office:value="0.923600018024445" calcext:value-type="float">
            <text:p>0.923600018024445</text:p>
          </table:table-cell>
          <table:table-cell office:value-type="float" office:value="0.918900012969971" calcext:value-type="float">
            <text:p>0.918900012969971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1016"/>
        </table:table-row>
        <table:table-row table:style-name="ro1"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1016"/>
        </table:table-row>
        <table:table-row table:style-name="ro1"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1016"/>
        </table:table-row>
        <table:table-row table:style-name="ro1"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3799991607666" calcext:value-type="float">
            <text:p>0.923799991607666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1016"/>
        </table:table-row>
        <table:table-row table:style-name="ro1"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style-name="Default"/>
          <table:table-cell office:value-type="float" office:value="17" calcext:value-type="float">
            <text:p>17</text:p>
          </table:table-cell>
          <table:table-cell office:value-type="float" office:value="0.922299981117249" calcext:value-type="float">
            <text:p>0.922299981117249</text:p>
          </table:table-cell>
          <table:table-cell office:value-type="float" office:value="0.92330002784729" calcext:value-type="float">
            <text:p>0.92330002784729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1016"/>
        </table:table-row>
        <table:table-row table:style-name="ro1"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style-name="Default"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office:value-type="float" office:value="0.924300014972687" calcext:value-type="float">
            <text:p>0.92430001497268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/>
          <table:table-cell office:value-type="float" office:value="19" calcext:value-type="float">
            <text:p>19</text:p>
          </table:table-cell>
          <table:table-cell office:value-type="float" office:value="0.925400018692017" calcext:value-type="float">
            <text:p>0.925400018692017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16"/>
        </table:table-row>
        <table:table-row table:style-name="ro1">
          <table:table-cell office:value-type="float" office:value="0.92519998550415" calcext:value-type="float">
            <text:p>0.92519998550415</text:p>
          </table:table-cell>
          <table:table-cell table:number-columns-repeated="2"/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0.927900016307831" calcext:value-type="float">
            <text:p>0.927900016307831</text:p>
          </table:table-cell>
          <table:table-cell office:value-type="float" office:value="0.924099981784821" calcext:value-type="float">
            <text:p>0.924099981784821</text:p>
          </table:table-cell>
          <table:table-cell office:value-type="float" office:value="0.92519998550415" calcext:value-type="float">
            <text:p>0.92519998550415</text:p>
          </table:table-cell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 style:data-style-name="N2" text:time-value="23:20:05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20:50:46.046000000</meta:creation-date>
    <dc:date>2022-02-21T05:04:22.910000000</dc:date>
    <meta:editing-duration>PT3H14M32S</meta:editing-duration>
    <meta:editing-cycles>10</meta:editing-cycles>
    <meta:generator>LibreOffice/7.1.3.2$Windows_X86_64 LibreOffice_project/47f78053abe362b9384784d31a6e56f8511eb1c1</meta:generator>
    <meta:document-statistic meta:table-count="1" meta:cell-count="555" meta:object-count="0"/>
  </office:meta>
</office:document-meta>
</file>